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7AE4XI0TLLz2tmvtvkb_SFd9Dwzu1jiTn90IVjz520ardnLGFoEeklS4rmsmdtlNUTDUHYTL9fyMON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+---[RSA 4096]----+</text:p>
      <text:p text:style-name="Standard">|.. <text:s/>o . <text:s text:c="9"/>|</text:p>
      <text:p text:style-name="Standard">|o= . + <text:s text:c="10"/>|</text:p>
      <text:p text:style-name="Standard">|+.* . <text:s text:c="7"/>. <text:s text:c="2"/>|</text:p>
      <text:p text:style-name="Standard">|++ o <text:s text:c="2"/>. . <text:s text:c="3"/>o <text:s/>|</text:p>
      <text:p text:style-name="Standard">|..+. <text:s/>. S <text:s/>. o <text:s text:c="2"/>|</text:p>
      <text:p text:style-name="Standard">|Eo.+o <text:s/>... <text:s/>= <text:s text:c="3"/>|</text:p>
      <text:p text:style-name="Standard">|o .++ ooo. = <text:s text:c="4"/>|</text:p>
      <text:p text:style-name="Standard">| . o++o=o + . <text:s text:c="3"/>|</text:p>
      <text:p text:style-name="Standard">| <text:s/>o==o=o o . <text:s text:c="4"/>|</text:p>
      <text:p text:style-name="Standard">+----[SHA256]-----+</text:p>
      <text:p text:style-name="Standard">anand@anand-VivoBook-ASUSLaptop-X515EA-X515EA:~/Documents/Database$ git remote add origin https://github.com/Anandswamy18/Database_Programming.git</text:p>
      <text:p text:style-name="Standard">anand@anand-VivoBook-ASUSLaptop-X515EA-X515EA:~/Documents/Database$ git push -u origin master</text:p>
      <text:p text:style-name="Standard">Username for 'https://github.com': Anandswamy18</text:p>
      <text:p text:style-name="Standard">Password for 'https://Anandswamy18@github.com': </text:p>
      <text:p text:style-name="Standard">remote: Support for password authentication was removed on August 13, 2021.</text:p>
      <text:p text:style-name="Standard">remote: Please see https://docs.github.com/get-started/getting-started-with-git/about-remote-repositories#cloning-with-https-urls for information on currently recommended modes of authentication.</text:p>
      <text:p text:style-name="Standard">fatal: Authentication failed for 'https://github.com/Anandswamy18/Database_Programming.git/'</text:p>
      <text:p text:style-name="Standard">anand@anand-VivoBook-ASUSLaptop-X515EA-X515EA:~/Documents/Database$ [200~git remote set-url origin https://Anandswamy18:&lt;YOUR-TOKEN&gt;@github.com/Anandswamy18/Database_Programming.git</text:p>
      <text:p text:style-name="Standard">bash: YOUR-TOKEN: No such file or directory</text:p>
      <text:p text:style-name="Standard">anand@anand-VivoBook-ASUSLaptop-X515EA-X515EA:~/Documents/Database$ ~git remote set-url origin https://Anandswamy18:&lt;YOUR-TOKEN&gt;@github.com/Anandswamy18/Database_Programming.git</text:p>
      <text:p text:style-name="Standard">bash: YOUR-TOKEN: No such file or directory</text:p>
      <text:p text:style-name="Standard">anand@anand-VivoBook-ASUSLaptop-X515EA-X515EA:~/Documents/Database$ ~git remote set-url origin https://Anandswamy18: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@github.com/Anandswamy18/Database_Programming.gi</text:p>
      <text:p text:style-name="Standard">Command '~git' not found, did you mean:</text:p>
      <text:p text:style-name="Standard"><text:s text:c="2"/>command 'git' from deb git (1:2.43.0-1ubuntu1)</text:p>
      <text:p text:style-name="Standard"><text:s text:c="2"/>command 'qgit' from deb qgit (2.10-2)</text:p>
      <text:p text:style-name="Standard"><text:s text:c="2"/>command 'dgit' from deb dgit (11.5)</text:p>
      <text:p text:style-name="Standard"><text:s text:c="2"/>command 'jgit' from deb jgit-cli (4.11.9-2)</text:p>
      <text:p text:style-name="Standard">Try: sudo apt install &lt;deb name&gt;</text:p>
      <text:p text:style-name="Standard"><text:soft-page-break/>anand@anand-VivoBook-ASUSLaptop-X515EA-X515EA:~/Documents/Database$ git remote set-url origin https://Anandswamy18: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@github.com/Anandswamy18/Database_Programming.git</text:p>
      <text:p text:style-name="Standard">anand@anand-VivoBook-ASUSLaptop-X515EA-X515EA:~/Documents/Database$ git push -u origin master</text:p>
      <text:p text:style-name="Standard">remote: Permission to Anandswamy18/Database_Programming.git denied to Anandswamy18.</text:p>
      <text:p text:style-name="Standard">fatal: unable to access 'https://github.com/Anandswamy18/Database_Programming.git/': The requested URL returned error: 403</text:p>
      <text:p text:style-name="Standard">anand@anand-VivoBook-ASUSLaptop-X515EA-X515EA:~/Documents/Database$ git remote set-url origin git@github.com:Anandswamy18/Database_Programming.git</text:p>
      <text:p text:style-name="Standard">anand@anand-VivoBook-ASUSLaptop-X515EA-X515EA:~/Documents/Database$ git remote set-url origin https://Anandswamy18: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@github.com/Anandswamy18/Database_Programming.git</text:p>
      <text:p text:style-name="Standard">anand@anand-VivoBook-ASUSLaptop-X515EA-X515EA:~/Documents/Database$ git push -u origin master</text:p>
      <text:p text:style-name="Standard">remote: Permission to Anandswamy18/Database_Programming.git denied to Anandswamy18.</text:p>
      <text:p text:style-name="Standard">fatal: unable to access 'https://github.com/Anandswamy18/Database_Programming.git/': The requested URL returned error: 403</text:p>
      <text:p text:style-name="Standard">anand@anand-VivoBook-ASUSLaptop-X515EA-X515EA:~/Documents/Database$ ~git remote set-url origin https://Anandswamy18:&lt;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&gt;@github.com/Anandswamy18/Database_Programming.git</text:p>
      <text:p text:style-name="Standard">bash: 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: No such file or directory</text:p>
      <text:p text:style-name="Standard">anand@anand-VivoBook-ASUSLaptop-X515EA-X515EA:~/Documents/Database$ git remote set-url origin https://Anandswamy18: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@github.com/Anandswamy18/Database_Programming.git</text:p>
      <text:p text:style-name="Standard">anand@anand-VivoBook-ASUSLaptop-X515EA-X515EA:~/Documents/Database$ git push -u origin master</text:p>
      <text:p text:style-name="Standard">remote: Permission to Anandswamy18/Database_Programming.git denied to Anandswamy18.</text:p>
      <text:p text:style-name="Standard">fatal: unable to access 'https://github.com/Anandswamy18/Database_Programming.git/': The requested URL returned error: 403</text:p>
      <text:p text:style-name="Standard">anand@anand-VivoBook-ASUSLaptop-X515EA-X515EA:~/Documents/Database$ git remote set-url origin https://Anandswamy18: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@github.com/Anandswamy18/Database_Programming.git</text:p>
      <text:p text:style-name="Standard">anand@anand-VivoBook-ASUSLaptop-X515EA-X515EA:~/Documents/Database$ git push -u origin master</text:p>
      <text:p text:style-name="Standard">remote: Permission to Anandswamy18/Database_Programming.git denied to Anandswamy18.</text:p>
      <text:p text:style-name="Standard">fatal: unable to access 'https://github.com/Anandswamy18/Database_Programming.git/': The requested URL returned error: 403</text:p>
      <text:p text:style-name="Standard">anand@anand-VivoBook-ASUSLaptop-X515EA-X515EA:~/Documents/Database$ git remote add origin https://github.com/Anandswamy18/Database_Programming.git</text:p>
      <text:p text:style-name="Standard"><text:soft-page-break/>error: remote origin already exists.</text:p>
      <text:p text:style-name="Standard">anand@anand-VivoBook-ASUSLaptop-X515EA-X515EA:~/Documents/Database$ git remote set-url origin https://Anandswamy18: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@github.com/Anandswamy18/Database_Programming.git</text:p>
      <text:p text:style-name="Standard">anand@anand-VivoBook-ASUSLaptop-X515EA-X515EA:~/Documents/Database$ git push -u origin master</text:p>
      <text:p text:style-name="Standard">remote: Permission to Anandswamy18/Database_Programming.git denied to Anandswamy18.</text:p>
      <text:p text:style-name="Standard">fatal: unable to access 'https://github.com/Anandswamy18/Database_Programming.git/': The requested URL returned error: 403</text:p>
      <text:p text:style-name="Standard">anand@anand-VivoBook-ASUSLaptop-X515EA-X515EA:~/Documents/Database$ ssh-keygen -t rsa -b 4096 -C "anandsmathpati18@gmail.com" </text:p>
      <text:p text:style-name="Standard">Generating public/private rsa key pair.</text:p>
      <text:p text:style-name="Standard">Enter file in which to save the key (/home/anand/.ssh/id_rsa): </text:p>
      <text:p text:style-name="Standard">Enter passphrase (empty for no passphrase): </text:p>
      <text:p text:style-name="Standard">Enter same passphrase again: </text:p>
      <text:p text:style-name="Standard">Your identification has been saved in /home/anand/.ssh/id_rsa</text:p>
      <text:p text:style-name="Standard">Your public key has been saved in /home/anand/.ssh/id_rsa.pub</text:p>
      <text:p text:style-name="Standard">The key fingerprint is:</text:p>
      <text:p text:style-name="Standard">SHA256:Kb0KgEA65h+7FgTD18kK+9+crrBffVOxGuvI4KKzEiY anandsmathpati18@gmail.com</text:p>
      <text:p text:style-name="Standard">The key's randomart image is:</text:p>
      <text:p text:style-name="Standard">+---[RSA 4096]----+</text:p>
      <text:p text:style-name="Standard">|.. <text:s/>o . <text:s text:c="9"/>|</text:p>
      <text:p text:style-name="Standard">|o= . + <text:s text:c="10"/>|</text:p>
      <text:p text:style-name="Standard">|+.* . <text:s text:c="7"/>. <text:s text:c="2"/>|</text:p>
      <text:p text:style-name="Standard">|++ o <text:s text:c="2"/>. . <text:s text:c="3"/>o <text:s/>|</text:p>
      <text:p text:style-name="Standard">|..+. <text:s/>. S <text:s/>. o <text:s text:c="2"/>|</text:p>
      <text:p text:style-name="Standard">|Eo.+o <text:s/>... <text:s/>= <text:s text:c="3"/>|</text:p>
      <text:p text:style-name="Standard">|o .++ ooo. = <text:s text:c="4"/>|</text:p>
      <text:p text:style-name="Standard">| . o++o=o + . <text:s text:c="3"/>|</text:p>
      <text:p text:style-name="Standard">| <text:s/>o==o=o o . <text:s text:c="4"/>|</text:p>
      <text:p text:style-name="Standard">+----[SHA256]-----+</text:p>
      <text:p text:style-name="Standard">anand@anand-VivoBook-ASUSLaptop-X515EA-X515EA:~/Documents/Database$ cat ~/.ssh/id_rsa.pub</text:p>
      <text:p text:style-name="Standard">ssh-rsa AAAAB3NzaC1yc2EAAAADAQABAAACAQDcxNwo236RkeNsMHap8x93pauUptNR7RCn2YqOyLiT+8IbzmGLHXW8XpxafUrGU4g+iUPCFlUIDNIrIoiozXVy1wpJk0So2m8JsosvNGkSVxaDv7XGiveFe84tGJAnkiVINj2EdGf+X7jHn7GSJkMe3riLUtS7ar/zrCMGV9AnkumrmLlrkNb6dsXLZxVyOJGkJ5tFWR0evgpHs5zdhayu0IvgZCAIoWPKCeBZtYBWh6rbTCx85KBnd05z50Y9jLFWM1hnmNVJhIu+NwGQs315cqCv8dvf8BQeSlfDP5DAA6w/BH3mP+X8eMDdxtXPdaR0T/81nn+HwXFnJtJsaeBb+1ZKSpNZKxmnf/r56uD3vfFldBxOGzCpG4Eg2q/8S1C6q2UCIF10bK2lEYsmUYutumrIuRjvReynhHvY4ZhfGBD87u8MZgG9XyNtYu894JoHGfji/lfN5FY2NDZ5HulE5y9k/PZ7cNHoRfjkpDms9dwI1qsvxIAJAoSfLMq4UWHFrIT3mBcHpW9TOXtRqS7SCs5hNzzpW9EC8h+5tg8iWtP8730/2bDCqbeM520ziD3kbXdR5dzTd0zHn7I6xOCuvocvHTq9164Ljs8J03DrL1R2qR8djiRroFP3JOhntKHgegpc0HKHaSVont8WFCsRQTo10zNwUAmuQC1xdNpIUQ== anandsmathpati18@gmail.com</text:p>
      <text:p text:style-name="Standard">anand@anand-VivoBook-ASUSLaptop-X515EA-X515EA:~/Documents/Database$ git remote set-url origin git@github.com:Anandswamy18/Database_Programming.git</text:p>
      <text:p text:style-name="Standard"><text:soft-page-break/>anand@anand-VivoBook-ASUSLaptop-X515EA-X515EA:~/Documents/Database$ ssh -T git@github.com</text:p>
      <text:p text:style-name="Standard">The authenticity of host 'github.com (20.207.73.82)' can't be established.</text:p>
      <text:p text:style-name="Standard">ED25519 key fingerprint is SHA256:+DiY3wvvV6TuJJhbpZisF/zLDA0zPMSvHdkr4UvCOqU.</text:p>
      <text:p text:style-name="Standard">This key is not known by any other names.</text:p>
      <text:p text:style-name="Standard">Are you sure you want to continue connecting (yes/no/[fingerprint])? y</text:p>
      <text:p text:style-name="Standard">Please type 'yes', 'no' or the fingerprint: yes</text:p>
      <text:p text:style-name="Standard">Warning: Permanently added 'github.com' (ED25519) to the list of known hosts.</text:p>
      <text:p text:style-name="Standard">Hi Anandswamy18! You've successfully authenticated, but GitHub does not provide shell access.</text:p>
      <text:p text:style-name="Standard">anand@anand-VivoBook-ASUSLaptop-X515EA-X515EA:~/Documents/Database$ git push -u origin master</text:p>
      <text:p text:style-name="Standard">Enumerating objects: 3, done.</text:p>
      <text:p text:style-name="Standard">Counting objects: 100% (3/3), done.</text:p>
      <text:p text:style-name="Standard">Delta compression using up to 4 threads</text:p>
      <text:p text:style-name="Standard">Compressing objects: 100% (2/2), done.</text:p>
      <text:p text:style-name="Standard">Writing objects: 100% (3/3), 28.52 KiB | 9.51 MiB/s, done.</text:p>
      <text:p text:style-name="Standard">Total 3 (delta 0), reused 0 (delta 0), pack-reused 0</text:p>
      <text:p text:style-name="Standard">To github.com:Anandswamy18/Database_Programming.git</text:p>
      <text:p text:style-name="Standard"><text:s/>* [new branch] <text:s text:c="5"/>master -&gt; master</text:p>
      <text:p text:style-name="Standard">branch 'master' set up to track 'origin/master'.</text:p>
      <text:p text:style-name="Standard">anand@anand-VivoBook-ASUSLaptop-X515EA-X515EA:~/Documents/Database$ history &gt; git.txt</text:p>
      <text:p text:style-name="Standard">anand@anand-VivoBook-ASUSLaptop-X515EA-X515EA:~/Documents/Database$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4:34:01.514475364</meta:creation-date>
    <dc:date>2024-05-24T15:16:22.932101867</dc:date>
    <meta:editing-duration>PT7M34S</meta:editing-duration>
    <meta:editing-cycles>2</meta:editing-cycles>
    <meta:generator>LibreOffice/24.2.2.2$Linux_X86_64 LibreOffice_project/420$Build-2</meta:generator>
    <meta:document-statistic meta:table-count="0" meta:image-count="0" meta:object-count="0" meta:page-count="4" meta:paragraph-count="99" meta:word-count="604" meta:character-count="8377" meta:non-whitespace-character-count="7748"/>
  </office:meta>
</office:document-meta>
</file>